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0e521" officeooo:paragraph-rsid="0010e52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2ec83" officeooo:paragraph-rsid="0012ec8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a8704" officeooo:paragraph-rsid="002a870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ba364" officeooo:paragraph-rsid="002ba36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cc440" officeooo:paragraph-rsid="002cc44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388edb" officeooo:paragraph-rsid="00388ed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1e0915" officeooo:paragraph-rsid="001e0915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officeooo:rsid="001063ee" officeooo:paragraph-rsid="001063ee"/>
    </style:style>
    <style:style style:name="P9" style:family="paragraph" style:parent-style-name="Standard">
      <style:paragraph-properties fo:text-align="start" style:justify-single-word="false"/>
      <style:text-properties fo:font-size="16pt" officeooo:rsid="001063ee" officeooo:paragraph-rsid="001063ee"/>
    </style:style>
    <style:style style:name="P10" style:family="paragraph" style:parent-style-name="Standard" style:list-style-name="L11">
      <style:paragraph-properties fo:text-align="start" style:justify-single-word="false"/>
      <style:text-properties fo:font-size="12pt" fo:font-weight="bold" officeooo:rsid="002ba364" officeooo:paragraph-rsid="002ba36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ba364" officeooo:paragraph-rsid="002ba364" style:font-weight-asian="bold" style:font-weight-complex="bold"/>
    </style:style>
    <style:style style:name="P12" style:family="paragraph" style:parent-style-name="Standard" style:list-style-name="L13">
      <style:paragraph-properties fo:text-align="start" style:justify-single-word="false"/>
      <style:text-properties fo:font-size="12pt" fo:font-weight="bold" officeooo:rsid="002e71de" officeooo:paragraph-rsid="002e71d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e71de" officeooo:paragraph-rsid="002e71de" style:font-weight-asian="bold" style:font-weight-complex="bold"/>
    </style:style>
    <style:style style:name="P14" style:family="paragraph" style:parent-style-name="Standard" style:list-style-name="L13">
      <style:paragraph-properties fo:text-align="start" style:justify-single-word="false"/>
      <style:text-properties fo:font-size="12pt" fo:font-weight="bold" officeooo:rsid="002ffe52" officeooo:paragraph-rsid="002ffe5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2ffe52" officeooo:paragraph-rsid="002ffe52" style:font-weight-asian="bold" style:font-weight-complex="bold"/>
    </style:style>
    <style:style style:name="P16" style:family="paragraph" style:parent-style-name="Standard" style:list-style-name="L13">
      <style:paragraph-properties fo:text-align="start" style:justify-single-word="false"/>
      <style:text-properties fo:font-size="12pt" fo:font-weight="bold" officeooo:rsid="00305e25" officeooo:paragraph-rsid="00305e25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305e25" officeooo:paragraph-rsid="00305e25" style:font-weight-asian="bold" style:font-weight-complex="bold"/>
    </style:style>
    <style:style style:name="P18" style:family="paragraph" style:parent-style-name="Standard" style:list-style-name="L22">
      <style:paragraph-properties fo:text-align="start" style:justify-single-word="false"/>
      <style:text-properties fo:font-size="12pt" fo:font-weight="bold" officeooo:rsid="00471796" officeooo:paragraph-rsid="0047179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471796" officeooo:paragraph-rsid="00471796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48a31c" officeooo:paragraph-rsid="0048a31c" style:font-weight-asian="bold" style:font-weight-complex="bold"/>
    </style:style>
    <style:style style:name="P21" style:family="paragraph" style:parent-style-name="Standard" style:list-style-name="L22">
      <style:paragraph-properties fo:text-align="start" style:justify-single-word="false"/>
      <style:text-properties fo:font-size="12pt" fo:font-weight="bold" officeooo:rsid="0048a31c" officeooo:paragraph-rsid="0048a31c" style:font-weight-asian="bold" style:font-weight-complex="bold"/>
    </style:style>
    <style:style style:name="P22" style:family="paragraph" style:parent-style-name="Standard" style:list-style-name="L22">
      <style:paragraph-properties fo:text-align="start" style:justify-single-word="false"/>
      <style:text-properties fo:font-size="12pt" fo:font-weight="bold" officeooo:rsid="00492852" officeooo:paragraph-rsid="00492852" style:font-weight-asian="bold" style:font-weight-complex="bold"/>
    </style:style>
    <style:style style:name="P23" style:family="paragraph" style:parent-style-name="Standard" style:list-style-name="L23">
      <style:paragraph-properties fo:text-align="start" style:justify-single-word="false"/>
      <style:text-properties fo:font-size="12pt" fo:font-weight="bold" officeooo:rsid="004a7141" officeooo:paragraph-rsid="004a7141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4a7141" officeooo:paragraph-rsid="004a7141" style:font-weight-asian="bold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weight="normal" officeooo:rsid="00125ede" officeooo:paragraph-rsid="00125ed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25ede" officeooo:paragraph-rsid="00125ede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officeooo:rsid="0012ec83" officeooo:paragraph-rsid="0012ec83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2ec83" officeooo:paragraph-rsid="0012ec8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379f0" officeooo:paragraph-rsid="001379f0" style:font-weight-asian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2pt" fo:font-weight="normal" officeooo:rsid="0014c6e3" officeooo:paragraph-rsid="0014c6e3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4c6e3" officeooo:paragraph-rsid="0014c6e3" style:font-weight-asian="normal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12pt" fo:font-weight="normal" officeooo:rsid="0017b599" officeooo:paragraph-rsid="0017b599" style:font-weight-asian="normal" style:font-weight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fo:font-size="12pt" fo:font-weight="normal" officeooo:rsid="002181eb" officeooo:paragraph-rsid="002181eb" style:font-weight-asian="normal" style:font-weight-complex="normal"/>
    </style:style>
    <style:style style:name="P34" style:family="paragraph" style:parent-style-name="Standard" style:list-style-name="L8">
      <style:paragraph-properties fo:text-align="start" style:justify-single-word="false"/>
      <style:text-properties fo:font-size="12pt" fo:font-weight="normal" officeooo:rsid="002181eb" officeooo:paragraph-rsid="0022c98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181eb" officeooo:paragraph-rsid="002181eb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181eb" officeooo:paragraph-rsid="0022c986" style:font-weight-asian="normal" style:font-weight-complex="normal"/>
    </style:style>
    <style:style style:name="P37" style:family="paragraph" style:parent-style-name="Standard" style:list-style-name="L9">
      <style:paragraph-properties fo:text-align="start" style:justify-single-word="false"/>
      <style:text-properties fo:font-size="12pt" fo:font-weight="normal" officeooo:rsid="0022d8ed" officeooo:paragraph-rsid="0022d8ed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d8ed" officeooo:paragraph-rsid="0022d8ed" style:font-weight-asian="normal" style:font-weight-complex="normal"/>
    </style:style>
    <style:style style:name="P39" style:family="paragraph" style:parent-style-name="Standard" style:list-style-name="L9">
      <style:paragraph-properties fo:text-align="start" style:justify-single-word="false"/>
      <style:text-properties fo:font-size="12pt" fo:font-weight="normal" officeooo:rsid="002483a0" officeooo:paragraph-rsid="002483a0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483a0" officeooo:paragraph-rsid="002483a0" style:font-weight-asian="normal" style:font-weight-complex="normal"/>
    </style:style>
    <style:style style:name="P41" style:family="paragraph" style:parent-style-name="Standard" style:list-style-name="L9">
      <style:paragraph-properties fo:text-align="start" style:justify-single-word="false"/>
      <style:text-properties fo:font-size="12pt" fo:font-weight="normal" officeooo:rsid="0026386c" officeooo:paragraph-rsid="0026386c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6386c" officeooo:paragraph-rsid="0026386c" style:font-weight-asian="normal" style:font-weight-complex="normal"/>
    </style:style>
    <style:style style:name="P43" style:family="paragraph" style:parent-style-name="Standard" style:list-style-name="L10">
      <style:paragraph-properties fo:text-align="start" style:justify-single-word="false"/>
      <style:text-properties fo:font-size="12pt" fo:font-weight="normal" officeooo:rsid="002a8704" officeooo:paragraph-rsid="002a8704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a8704" officeooo:paragraph-rsid="002a8704" style:font-weight-asian="normal" style:font-weight-complex="normal"/>
    </style:style>
    <style:style style:name="P45" style:family="paragraph" style:parent-style-name="Standard" style:list-style-name="L11">
      <style:paragraph-properties fo:text-align="start" style:justify-single-word="false"/>
      <style:text-properties fo:font-size="12pt" fo:font-weight="normal" officeooo:rsid="002ba364" officeooo:paragraph-rsid="002ba364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ba364" officeooo:paragraph-rsid="002ba364" style:font-weight-asian="normal" style:font-weight-complex="normal"/>
    </style:style>
    <style:style style:name="P47" style:family="paragraph" style:parent-style-name="Standard" style:list-style-name="L12">
      <style:paragraph-properties fo:text-align="start" style:justify-single-word="false"/>
      <style:text-properties fo:font-size="12pt" fo:font-weight="normal" officeooo:rsid="002cb89a" officeooo:paragraph-rsid="002cb89a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cb89a" officeooo:paragraph-rsid="002cb89a" style:font-weight-asian="normal" style:font-weight-complex="normal"/>
    </style:style>
    <style:style style:name="P49" style:family="paragraph" style:parent-style-name="Standard" style:list-style-name="L12">
      <style:paragraph-properties fo:text-align="start" style:justify-single-word="false"/>
      <style:text-properties fo:font-size="12pt" fo:font-weight="normal" officeooo:rsid="002cc440" officeooo:paragraph-rsid="002cc440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cc440" officeooo:paragraph-rsid="002cc440" style:font-weight-asian="normal" style:font-weight-complex="normal"/>
    </style:style>
    <style:style style:name="P51" style:family="paragraph" style:parent-style-name="Standard" style:list-style-name="L13">
      <style:paragraph-properties fo:text-align="start" style:justify-single-word="false"/>
      <style:text-properties fo:font-size="12pt" fo:font-weight="normal" officeooo:rsid="002e71de" officeooo:paragraph-rsid="002e71de" style:font-weight-asian="normal" style:font-weight-complex="normal"/>
    </style:style>
    <style:style style:name="P52" style:family="paragraph" style:parent-style-name="Standard" style:list-style-name="L15">
      <style:paragraph-properties fo:text-align="start" style:justify-single-word="false"/>
      <style:text-properties fo:font-size="12pt" fo:font-weight="normal" officeooo:rsid="00364bc2" officeooo:paragraph-rsid="00364bc2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364bc2" officeooo:paragraph-rsid="00364bc2" style:font-weight-asian="normal" style:font-weight-complex="normal"/>
    </style:style>
    <style:style style:name="P54" style:family="paragraph" style:parent-style-name="Standard" style:list-style-name="L16">
      <style:paragraph-properties fo:text-align="start" style:justify-single-word="false"/>
      <style:text-properties fo:font-size="12pt" fo:font-weight="normal" officeooo:rsid="003a011e" officeooo:paragraph-rsid="003a011e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3a011e" officeooo:paragraph-rsid="003a011e" style:font-weight-asian="normal" style:font-weight-complex="normal"/>
    </style:style>
    <style:style style:name="P56" style:family="paragraph" style:parent-style-name="Standard" style:list-style-name="L16">
      <style:paragraph-properties fo:text-align="start" style:justify-single-word="false"/>
      <style:text-properties fo:font-size="12pt" fo:font-weight="normal" officeooo:rsid="003b08e2" officeooo:paragraph-rsid="003b08e2" style:font-weight-asian="normal" style:font-weight-complex="normal"/>
    </style:style>
    <style:style style:name="P57" style:family="paragraph" style:parent-style-name="Standard" style:list-style-name="L17">
      <style:paragraph-properties fo:text-align="start" style:justify-single-word="false"/>
      <style:text-properties fo:font-size="12pt" fo:font-weight="normal" officeooo:rsid="003c55ba" officeooo:paragraph-rsid="003c55ba" style:font-weight-asian="normal" style:font-weight-complex="normal"/>
    </style:style>
    <style:style style:name="P58" style:family="paragraph" style:parent-style-name="Standard" style:list-style-name="L17">
      <style:paragraph-properties fo:text-align="start" style:justify-single-word="false"/>
      <style:text-properties fo:font-size="12pt" fo:font-weight="normal" officeooo:rsid="003d5ee3" officeooo:paragraph-rsid="003d5ee3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3d5ee3" officeooo:paragraph-rsid="003d5ee3" style:font-weight-asian="normal" style:font-weight-complex="normal"/>
    </style:style>
    <style:style style:name="P60" style:family="paragraph" style:parent-style-name="Standard" style:list-style-name="L17">
      <style:paragraph-properties fo:text-align="start" style:justify-single-word="false"/>
      <style:text-properties fo:font-size="12pt" fo:font-weight="normal" officeooo:rsid="003d88c4" officeooo:paragraph-rsid="003d88c4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3d88c4" officeooo:paragraph-rsid="003d88c4" style:font-weight-asian="normal" style:font-weight-complex="normal"/>
    </style:style>
    <style:style style:name="P62" style:family="paragraph" style:parent-style-name="Standard" style:list-style-name="L18">
      <style:paragraph-properties fo:text-align="start" style:justify-single-word="false"/>
      <style:text-properties fo:font-size="12pt" fo:font-weight="normal" officeooo:rsid="003e7124" officeooo:paragraph-rsid="003e7124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3e7124" officeooo:paragraph-rsid="003e7124" style:font-weight-asian="normal" style:font-weight-complex="normal"/>
    </style:style>
    <style:style style:name="P64" style:family="paragraph" style:parent-style-name="Standard" style:list-style-name="L19">
      <style:paragraph-properties fo:text-align="start" style:justify-single-word="false"/>
      <style:text-properties fo:font-size="12pt" fo:font-weight="normal" officeooo:rsid="00406bc0" officeooo:paragraph-rsid="00406bc0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406bc0" officeooo:paragraph-rsid="00406bc0" style:font-weight-asian="normal" style:font-weight-complex="normal"/>
    </style:style>
    <style:style style:name="P66" style:family="paragraph" style:parent-style-name="Standard" style:list-style-name="L17">
      <style:paragraph-properties fo:text-align="start" style:justify-single-word="false"/>
      <style:text-properties fo:font-size="12pt" fo:font-weight="normal" officeooo:rsid="00406bc0" officeooo:paragraph-rsid="00406bc0" style:font-weight-asian="normal" style:font-weight-complex="normal"/>
    </style:style>
    <style:style style:name="P67" style:family="paragraph" style:parent-style-name="Standard" style:list-style-name="L20">
      <style:paragraph-properties fo:text-align="start" style:justify-single-word="false"/>
      <style:text-properties fo:font-size="12pt" fo:font-weight="normal" officeooo:rsid="0042accc" officeooo:paragraph-rsid="0042accc" style:font-weight-asian="normal" style:font-weight-complex="normal"/>
    </style:style>
    <style:style style:name="P68" style:family="paragraph" style:parent-style-name="Standard" style:list-style-name="L21">
      <style:paragraph-properties fo:text-align="start" style:justify-single-word="false"/>
      <style:text-properties fo:font-size="12pt" fo:font-weight="normal" officeooo:rsid="0043b7fb" officeooo:paragraph-rsid="0043b7fb" style:font-weight-asian="normal" style:font-weight-complex="normal"/>
    </style:style>
    <style:style style:name="P69" style:family="paragraph" style:parent-style-name="Standard" style:list-style-name="L21">
      <style:paragraph-properties fo:text-align="start" style:justify-single-word="false"/>
      <style:text-properties fo:font-size="12pt" fo:font-weight="normal" officeooo:rsid="0044d5a6" officeooo:paragraph-rsid="0044d5a6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44d5a6" officeooo:paragraph-rsid="0044d5a6" style:font-weight-asian="normal" style:font-weight-complex="normal"/>
    </style:style>
    <style:style style:name="P71" style:family="paragraph" style:parent-style-name="Standard" style:list-style-name="L21">
      <style:paragraph-properties fo:text-align="start" style:justify-single-word="false"/>
      <style:text-properties fo:font-size="12pt" fo:font-weight="normal" officeooo:rsid="00459a8e" officeooo:paragraph-rsid="00459a8e" style:font-weight-asian="normal" style:font-weight-complex="normal"/>
    </style:style>
    <style:style style:name="P72" style:family="paragraph" style:parent-style-name="Standard" style:list-style-name="L22">
      <style:paragraph-properties fo:text-align="start" style:justify-single-word="false"/>
      <style:text-properties fo:font-size="12pt" fo:font-weight="normal" officeooo:rsid="00471796" officeooo:paragraph-rsid="00471796" style:font-weight-asian="normal" style:font-weight-complex="normal"/>
    </style:style>
    <style:style style:name="P73" style:family="paragraph" style:parent-style-name="Standard" style:list-style-name="L23">
      <style:paragraph-properties fo:text-align="start" style:justify-single-word="false"/>
      <style:text-properties fo:font-size="12pt" fo:font-weight="normal" officeooo:rsid="004a7141" officeooo:paragraph-rsid="004a7141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4a7141" officeooo:paragraph-rsid="004a7141" style:font-weight-asian="normal" style:font-weight-complex="normal"/>
    </style:style>
    <style:style style:name="P75" style:family="paragraph" style:parent-style-name="Standard" style:list-style-name="L23">
      <style:paragraph-properties fo:text-align="start" style:justify-single-word="false"/>
      <style:text-properties fo:font-size="12pt" fo:font-weight="normal" officeooo:rsid="004a7ac4" officeooo:paragraph-rsid="004a7ac4" style:font-weight-asian="normal" style:font-weight-complex="normal"/>
    </style:style>
    <style:style style:name="P76" style:family="paragraph" style:parent-style-name="Standard" style:list-style-name="L24">
      <style:paragraph-properties fo:text-align="start" style:justify-single-word="false"/>
      <style:text-properties fo:font-size="12pt" fo:font-weight="normal" officeooo:rsid="004bff51" officeooo:paragraph-rsid="004bff51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4bff51" officeooo:paragraph-rsid="004bff51" style:font-weight-asian="normal" style:font-weight-complex="normal"/>
    </style:style>
    <style:style style:name="P78" style:family="paragraph" style:parent-style-name="Standard" style:list-style-name="L24">
      <style:paragraph-properties fo:text-align="start" style:justify-single-word="false"/>
      <style:text-properties fo:font-size="12pt" fo:font-weight="normal" officeooo:rsid="004d0005" officeooo:paragraph-rsid="004d0005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style="normal" fo:font-weight="normal" officeooo:rsid="0017b599" officeooo:paragraph-rsid="0017b599" style:font-style-asian="normal" style:font-weight-asian="normal" style:font-style-complex="normal" style:font-weight-complex="normal"/>
    </style:style>
    <style:style style:name="P80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c2e54" officeooo:paragraph-rsid="001c2e54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style="normal" fo:font-weight="normal" officeooo:rsid="001d6ae7" officeooo:paragraph-rsid="001c2e54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style="normal" fo:font-weight="normal" officeooo:rsid="001d6ae7" officeooo:paragraph-rsid="001d6ae7" style:font-style-asian="normal" style:font-weight-asian="normal" style:font-style-complex="normal" style:font-weight-complex="normal"/>
    </style:style>
    <style:style style:name="P83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d6ae7" officeooo:paragraph-rsid="001d6ae7" style:font-style-asian="normal" style:font-weight-asian="normal" style:font-style-complex="normal" style:font-weight-complex="normal"/>
    </style:style>
    <style:style style:name="P84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f59ca" officeooo:paragraph-rsid="001f59ca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style="normal" fo:font-weight="normal" officeooo:rsid="001f59ca" officeooo:paragraph-rsid="001f59ca" style:font-style-asian="normal" style:font-weight-asian="normal" style:font-style-complex="normal" style:font-weight-complex="normal"/>
    </style:style>
    <style:style style:name="P86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026e1" officeooo:paragraph-rsid="002026e1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style="normal" fo:font-weight="normal" officeooo:rsid="002026e1" officeooo:paragraph-rsid="002026e1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style="normal" fo:font-weight="bold" officeooo:rsid="0019383c" officeooo:paragraph-rsid="0019383c" style:font-style-asian="normal" style:font-weight-asian="bold" style:font-style-complex="normal" style:font-weight-complex="bold"/>
    </style:style>
    <style:style style:name="P89" style:family="paragraph" style:parent-style-name="Standard" style:list-style-name="L7">
      <style:paragraph-properties fo:text-align="start" style:justify-single-word="false"/>
      <style:text-properties fo:font-size="12pt" fo:font-style="normal" fo:font-weight="bold" officeooo:rsid="001f59ca" officeooo:paragraph-rsid="001f59ca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officeooo:paragraph-rsid="0020e297"/>
    </style:style>
    <style:style style:name="P91" style:family="paragraph" style:parent-style-name="Standard" style:list-style-name="L8">
      <style:paragraph-properties fo:text-align="start" style:justify-single-word="false"/>
      <style:text-properties officeooo:paragraph-rsid="0022c986"/>
    </style:style>
    <style:style style:name="P92" style:family="paragraph" style:parent-style-name="Standard">
      <style:paragraph-properties fo:text-align="start" style:justify-single-word="false"/>
      <style:text-properties officeooo:paragraph-rsid="0022c986"/>
    </style:style>
    <style:style style:name="P93" style:family="paragraph" style:parent-style-name="Standard" style:list-style-name="L9">
      <style:paragraph-properties fo:text-align="start" style:justify-single-word="false"/>
      <style:text-properties officeooo:paragraph-rsid="0022d8ed"/>
    </style:style>
    <style:style style:name="P94" style:family="paragraph" style:parent-style-name="Standard">
      <style:paragraph-properties fo:text-align="start" style:justify-single-word="false"/>
      <style:text-properties officeooo:paragraph-rsid="0026a1da"/>
    </style:style>
    <style:style style:name="P95" style:family="paragraph" style:parent-style-name="Standard">
      <style:paragraph-properties fo:text-align="start" style:justify-single-word="false"/>
      <style:text-properties officeooo:paragraph-rsid="00305e25"/>
    </style:style>
    <style:style style:name="P96" style:family="paragraph" style:parent-style-name="Standard" style:list-style-name="L14">
      <style:paragraph-properties fo:text-align="start" style:justify-single-word="false"/>
      <style:text-properties officeooo:paragraph-rsid="00322c58"/>
    </style:style>
    <style:style style:name="P97" style:family="paragraph" style:parent-style-name="Standard">
      <style:paragraph-properties fo:text-align="start" style:justify-single-word="false"/>
      <style:text-properties officeooo:paragraph-rsid="00322c58"/>
    </style:style>
    <style:style style:name="P98" style:family="paragraph" style:parent-style-name="Standard">
      <style:paragraph-properties fo:text-align="start" style:justify-single-word="false"/>
      <style:text-properties officeooo:paragraph-rsid="0034d8fd"/>
    </style:style>
    <style:style style:name="P99" style:family="paragraph" style:parent-style-name="Standard" style:list-style-name="L14">
      <style:paragraph-properties fo:text-align="start" style:justify-single-word="false"/>
      <style:text-properties officeooo:rsid="0032f38a" officeooo:paragraph-rsid="0032f38a"/>
    </style:style>
    <style:style style:name="P100" style:family="paragraph" style:parent-style-name="Standard">
      <style:paragraph-properties fo:text-align="start" style:justify-single-word="false"/>
      <style:text-properties officeooo:rsid="0032f38a" officeooo:paragraph-rsid="0032f38a"/>
    </style:style>
    <style:style style:name="P101" style:family="paragraph" style:parent-style-name="Standard" style:list-style-name="L14">
      <style:paragraph-properties fo:text-align="start" style:justify-single-word="false"/>
      <style:text-properties officeooo:rsid="0034119a" officeooo:paragraph-rsid="0034119a"/>
    </style:style>
    <style:style style:name="P102" style:family="paragraph" style:parent-style-name="Standard">
      <style:paragraph-properties fo:text-align="start" style:justify-single-word="false"/>
      <style:text-properties officeooo:rsid="0034119a" officeooo:paragraph-rsid="003411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officeooo:rsid="0014f618" style:font-weight-asian="bold" style:font-weight-complex="bold"/>
    </style:style>
    <style:style style:name="T3" style:family="text">
      <style:text-properties fo:font-size="14pt" fo:font-style="normal" fo:font-weight="bold" officeooo:rsid="0020e297" style:font-style-asian="normal" style:font-weight-asian="bold" style:font-style-complex="normal" style:font-weight-complex="bold"/>
    </style:style>
    <style:style style:name="T4" style:family="text">
      <style:text-properties fo:font-size="14pt" fo:font-style="normal" fo:font-weight="bold" officeooo:rsid="00305e25" style:font-style-asian="normal" style:font-weight-asian="bold" style:font-style-complex="normal" style:font-weight-complex="bold"/>
    </style:style>
    <style:style style:name="T5" style:family="text">
      <style:text-properties fo:font-size="14pt" fo:font-style="normal" fo:font-weight="bold" officeooo:rsid="0034d8fd" style:font-style-asian="normal" style:font-weight-asian="bold" style:font-style-complex="normal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0pt" fo:font-style="italic" style:font-style-asian="italic" style:font-style-complex="italic"/>
    </style:style>
    <style:style style:name="T10" style:family="text">
      <style:text-properties fo:font-size="10p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10pt" fo:font-style="italic" fo:font-weight="normal" officeooo:rsid="00322c58" style:font-style-asian="italic" style:font-weight-asian="normal" style:font-style-complex="italic" style:font-weight-complex="normal"/>
    </style:style>
    <style:style style:name="T12" style:family="text">
      <style:text-properties fo:font-size="10pt" fo:font-style="normal" style:font-style-asian="normal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0e297" style:font-style-asian="normal" style:font-style-complex="normal"/>
    </style:style>
    <style:style style:name="T15" style:family="text">
      <style:text-properties fo:font-style="normal" officeooo:rsid="002483a0" style:font-style-asian="normal" style:font-style-complex="normal"/>
    </style:style>
    <style:style style:name="T16" style:family="text">
      <style:text-properties fo:font-style="normal" officeooo:rsid="0026a1da" style:font-style-asian="normal" style:font-style-complex="normal"/>
    </style:style>
    <style:style style:name="T17" style:family="text">
      <style:text-properties fo:font-style="normal" officeooo:rsid="00406bc0" style:font-style-asian="normal" style:font-style-complex="normal"/>
    </style:style>
    <style:style style:name="T18" style:family="text">
      <style:text-properties fo:font-style="normal" officeooo:rsid="004d0005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2c986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2483a0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4d0005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ize="12pt" fo:font-style="normal" fo:font-weight="normal" officeooo:rsid="0022c986" style:font-style-asian="normal" style:font-weight-asian="normal" style:font-style-complex="normal" style:font-weight-complex="normal"/>
    </style:style>
    <style:style style:name="T26" style:family="text">
      <style:text-properties fo:font-size="12pt" fo:font-style="normal" fo:font-weight="normal" officeooo:rsid="0022d8ed" style:font-style-asian="normal" style:font-weight-asian="normal" style:font-style-complex="normal" style:font-weight-complex="normal"/>
    </style:style>
    <style:style style:name="T27" style:family="text">
      <style:text-properties fo:font-size="12pt" fo:font-style="normal" fo:font-weight="normal" officeooo:rsid="0026a1da" style:font-style-asian="normal" style:font-weight-asian="normal" style:font-style-complex="normal" style:font-weight-complex="normal"/>
    </style:style>
    <style:style style:name="T28" style:family="text">
      <style:text-properties fo:font-size="12pt" fo:font-style="normal" fo:font-weight="normal" officeooo:rsid="00305e25" style:font-style-asian="normal" style:font-weight-asian="normal" style:font-style-complex="normal" style:font-weight-complex="normal"/>
    </style:style>
    <style:style style:name="T29" style:family="text">
      <style:text-properties fo:font-size="12pt" fo:font-style="normal" fo:font-weight="normal" officeooo:rsid="00322c58" style:font-style-asian="normal" style:font-weight-asian="normal" style:font-style-complex="normal" style:font-weight-complex="normal"/>
    </style:style>
    <style:style style:name="T30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ize="12pt" fo:font-style="normal" fo:font-weight="bold" officeooo:rsid="0022c986" style:font-style-asian="normal" style:font-weight-asian="bold" style:font-style-complex="normal" style:font-weight-complex="bold"/>
    </style:style>
    <style:style style:name="T32" style:family="text">
      <style:text-properties fo:font-size="12pt" fo:font-style="normal" fo:font-weight="bold" officeooo:rsid="002483a0" style:font-style-asian="normal" style:font-weight-asian="bold" style:font-style-complex="normal" style:font-weight-complex="bold"/>
    </style:style>
    <style:style style:name="T33" style:family="text">
      <style:text-properties fo:font-size="12pt" fo:font-style="normal" fo:font-weight="bold" officeooo:rsid="0022d8ed" style:font-style-asian="normal" style:font-weight-asian="bold" style:font-style-complex="normal" style:font-weight-complex="bold"/>
    </style:style>
    <style:style style:name="T34" style:family="text">
      <style:text-properties fo:font-size="12pt" fo:font-style="normal" fo:font-weight="bold" officeooo:rsid="0026a1da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Web Typography</text:p>
      <text:p text:style-name="P9"/>
      <text:p text:style-name="P1">Web Typography</text:p>
      <text:list xml:id="list169268857" text:style-name="L1">
        <text:list-item>
          <text:p text:style-name="P25">'Web typography' refers to the appearance of all the text on your website.</text:p>
          <text:list>
            <text:list-item>
              <text:p text:style-name="P25">Typography is about the space between and around letters, words, and lines. It's the size of different runs of text in relation to one another.</text:p>
            </text:list-item>
          </text:list>
        </text:list-item>
      </text:list>
      <text:p text:style-name="P26"/>
      <text:list xml:id="list180155099329812" text:continue-numbering="true" text:style-name="L1">
        <text:list-item>
          <text:p text:style-name="P27">Typography decisions will come from a designer. However, typography is invisible so it is harder to code if you do not understand the fundamentals.</text:p>
        </text:list-item>
      </text:list>
      <text:p text:style-name="P28"/>
      <text:list xml:id="list180154715260161" text:continue-numbering="true" text:style-name="L1">
        <text:list-item>
          <text:p text:style-name="P27">Typographic concepts will make your content more readable and help you communicate your message more effectively.</text:p>
        </text:list-item>
      </text:list>
      <text:p text:style-name="P28"/>
      <text:p text:style-name="P2">History of Web Fonts</text:p>
      <text:p text:style-name="P28"/>
      <text:p text:style-name="P29"><text:tab/><text:span text:style-name="T1">Web Safe Fonts</text:span></text:p>
      <text:list xml:id="list553204940" text:style-name="L3">
        <text:list-item>
          <text:p text:style-name="P30">'Web safe fonts' were a collection of fonts that were pre-installed on most computers. There were no such thing as custom font files that could be sent by browsers.</text:p>
        </text:list-item>
      </text:list>
      <text:p text:style-name="P31"/>
      <text:list xml:id="list180156211332062" text:continue-numbering="true" text:style-name="L3">
        <text:list-item>
          <text:p text:style-name="P30">If you <text:span text:style-name="T1">needed</text:span> a special font, your only option was to export an image of the text you want displayed and include it in your web page with an &lt;img&gt; element.</text:p>
        </text:list-item>
      </text:list>
      <text:p text:style-name="P31"/>
      <text:p text:style-name="P31"><text:tab/><text:span text:style-name="T2">Custom Web Fonts</text:span></text:p>
      <text:list xml:id="list500610893" text:style-name="L4">
        <text:list-item>
          <text:p text:style-name="P32">Browsers began supporting custom web fonts around 2010, however required different file formats.</text:p>
          <text:list>
            <text:list-item>
              <text:p text:style-name="P32">Most websites provided 4 different web font files: <text:span text:style-name="T8">.svg, .eot, .ttf, .woff</text:span></text:p>
            </text:list-item>
          </text:list>
        </text:list-item>
      </text:list>
      <text:p text:style-name="P79"/>
      <text:p text:style-name="P88"><text:tab/><text:tab/>WOFF Fonts</text:p>
      <text:list xml:id="list1509351091" text:style-name="L5">
        <text:list-item>
          <text:p text:style-name="P80">The industry has standardized on the Web Open Font Format (WOFF).</text:p>
          <text:list>
            <text:list-item>
              <text:p text:style-name="P80">Over 90% of modern browsers support <text:span text:style-name="T9">.woff</text:span> fonts, and <text:span text:style-name="T9">.woff2</text:span>.</text:p>
            </text:list-item>
          </text:list>
        </text:list-item>
        <text:list-item>
          <text:p text:style-name="P80">WOFF2 is similar to the original WOFF format, but offers a significant reduction in file size (better performance).</text:p>
        </text:list-item>
      </text:list>
      <text:p text:style-name="P81"/>
      <text:list xml:id="list580001471" text:style-name="L6">
        <text:list-item>
          <text:p text:style-name="P83">For now, providing <text:span text:style-name="T1">both</text:span> WOFF and WOFF2 web fonts to get decent coverage for older browsers and improved performance on modern ones is recommended.</text:p>
        </text:list-item>
      </text:list>
      <text:p text:style-name="P82"/>
      <text:p text:style-name="P7">Where To Find Web Fonts</text:p>
      <text:list xml:id="list4104505740" text:style-name="L7">
        <text:list-item>
          <text:p text:style-name="P84">There are three common places to download fonts. They range from free to expensive and their selection may vary.</text:p>
          <text:list>
            <text:list-item>
              <text:p text:style-name="P89">Font Squirrel</text:p>
            </text:list-item>
            <text:list-item>
              <text:p text:style-name="P89">Google Fonts</text:p>
            </text:list-item>
            <text:list-item>
              <text:p text:style-name="P89">Fontspring</text:p>
            </text:list-item>
          </text:list>
        </text:list-item>
      </text:list>
      <text:p text:style-name="P85"/>
      <text:list xml:id="list180154756731497" text:continue-numbering="true" text:style-name="L7">
        <text:list-item>
          <text:p text:style-name="P86">Font Squirrel and Fontspring offer both web fonts and desktop fonts (<text:span text:style-name="T9">.otf</text:span><text:span text:style-name="T6"> </text:span>and <text:span text:style-name="T9">.ttf</text:span> files)</text:p>
        </text:list-item>
      </text:list>
      <text:p text:style-name="P87"/>
      <text:list xml:id="list180154874923961" text:continue-numbering="true" text:style-name="L7">
        <text:list-item>
          <text:p text:style-name="P86">WOFF is designed specifically for the modern web, while desktop fonts offer extra functionality useful for graphics editing programs. (Adobe Illustrator)</text:p>
        </text:list-item>
      </text:list>
      <text:p text:style-name="P87"><text:soft-page-break/></text:p>
      <text:p text:style-name="P90"><text:span text:style-name="T3">Locally Hosted Web Fonts</text:span></text:p>
      <text:list xml:id="list1621898506" text:style-name="L8">
        <text:list-item>
          <text:p text:style-name="P33"><text:span text:style-name="T14">T</text:span><text:span text:style-name="T13">here are two distinct methods of adding web fonts to your website: </text:span><text:span text:style-name="T19">locally hosted</text:span><text:span text:style-name="T13"> or </text:span><text:span text:style-name="T19">externally hosted</text:span><text:span text:style-name="T13">.</text:span></text:p>
        </text:list-item>
      </text:list>
      <text:p text:style-name="P35"><text:span text:style-name="T13"/></text:p>
      <text:list xml:id="list180154873429247" text:continue-numbering="true" text:style-name="L8">
        <text:list-item>
          <text:p text:style-name="P33"><text:span text:style-name="T13">There is a three-step process to add a locally hosted web font:</text:span></text:p>
          <text:list>
            <text:list-item>
              <text:p text:style-name="P33"><text:span text:style-name="T13">Download a web font and add it to your project.</text:span></text:p>
              <text:list>
                <text:list-item>
                  <text:p text:style-name="P91"><text:span text:style-name="T25">Ensure that you are getting the Webfont Kit.</text:span></text:p>
                </text:list-item>
              </text:list>
            </text:list-item>
            <text:list-item>
              <text:p text:style-name="P33"><text:span text:style-name="T13">Embed the web font in your stylesheet.</text:span></text:p>
            </text:list-item>
            <text:list-item>
              <text:p text:style-name="P34"><text:span text:style-name="T13">Use the font elsewhere in your stylesheet.</text:span></text:p>
            </text:list-item>
          </text:list>
        </text:list-item>
      </text:list>
      <text:p text:style-name="P36"><text:span text:style-name="T20"/></text:p>
      <text:p text:style-name="P92"><text:span text:style-name="T32"><text:tab/></text:span><text:span text:style-name="T31">Embedding A Web Font</text:span></text:p>
      <text:list xml:id="list3923197315" text:style-name="L9">
        <text:list-item>
          <text:p text:style-name="P93"><text:span text:style-name="T25">T</text:span><text:span text:style-name="T26">o embed a web font into the stylesheet, you use: </text:span><text:span text:style-name="T33">@font-face.</text:span></text:p>
          <text:list>
            <text:list-item>
              <text:p text:style-name="P37"><text:span text:style-name="T13">Web fonts must always</text:span><text:span text:style-name="T15"> be included at the </text:span><text:span text:style-name="T21">top</text:span><text:span text:style-name="T15"> of a stylesheet.</text:span></text:p>
            </text:list-item>
          </text:list>
        </text:list-item>
      </text:list>
      <text:p text:style-name="P38"><text:span text:style-name="T15"/></text:p>
      <text:list xml:id="list180154506755009" text:continue-numbering="true" text:style-name="L9">
        <text:list-item>
          <text:p text:style-name="P39"><text:span text:style-name="T13">The </text:span><text:span text:style-name="T19">font-family</text:span><text:span text:style-name="T13"> property defines how we will refer to this font later on.</text:span></text:p>
          <text:list>
            <text:list-item>
              <text:p text:style-name="P39"><text:span text:style-name="T13">This can be labelled anything you want, as it is for internal use. However, it should relate to the official name of the font.</text:span></text:p>
            </text:list-item>
            <text:list-item>
              <text:p text:style-name="P39"><text:span text:style-name="T13">It is a good idea to keep the name as generic as possible. (e.g. </text:span><text:span text:style-name="T9">Roboto</text:span><text:span text:style-name="T12"> </text:span><text:span text:style-name="T13">instead of </text:span><text:span text:style-name="T9">Roboto Light</text:span><text:span text:style-name="T13">)</text:span></text:p>
            </text:list-item>
          </text:list>
        </text:list-item>
      </text:list>
      <text:p text:style-name="P40"><text:span text:style-name="T13"/></text:p>
      <text:list xml:id="list180154293402034" text:continue-numbering="true" text:style-name="L9">
        <text:list-item>
          <text:p text:style-name="P39"><text:span text:style-name="T13">The </text:span><text:span text:style-name="T19">src</text:span><text:span text:style-name="T13"> property defines the path to the </text:span><text:span text:style-name="T7">.woff</text:span><text:span text:style-name="T13"> file via the url() notation.</text:span></text:p>
          <text:list>
            <text:list-item>
              <text:p text:style-name="P39"><text:span text:style-name="T13">The path can be </text:span><text:span text:style-name="T19">absolute, relative, </text:span><text:span text:style-name="T13">or </text:span><text:span text:style-name="T19">root-relative</text:span><text:span text:style-name="T13">.</text:span></text:p>
              <text:list>
                <text:list-item>
                  <text:p text:style-name="P41"><text:span text:style-name="T13">A </text:span><text:span text:style-name="T19">relative</text:span><text:span text:style-name="T13"> path will always be relative to the </text:span><text:span text:style-name="T19">.css</text:span><text:span text:style-name="T13"> file, not the HTML document.</text:span></text:p>
                </text:list-item>
              </text:list>
            </text:list-item>
            <text:list-item>
              <text:p text:style-name="P41"><text:span text:style-name="T13">The format() notation lets browsers know which web font file format it is.</text:span></text:p>
            </text:list-item>
          </text:list>
        </text:list-item>
      </text:list>
      <text:p text:style-name="P42"><text:span text:style-name="T13"/></text:p>
      <text:p text:style-name="P94"><text:span text:style-name="T27"><text:tab/></text:span><text:span text:style-name="T34">Using A Web Font</text:span></text:p>
      <text:list xml:id="list3414397245" text:style-name="L10">
        <text:list-item>
          <text:p text:style-name="P43"><text:span text:style-name="T16">A</text:span><text:span text:style-name="T13">fter adding our </text:span><text:span text:style-name="T19">@font-face</text:span><text:span text:style-name="T13"> at-rule, we can use </text:span><text:span text:style-name="T19">Roboto</text:span><text:span text:style-name="T13"> as a valid value for </text:span><text:span text:style-name="T19">font-family</text:span><text:span text:style-name="T13"> anywhere else in our stylesheet.</text:span></text:p>
        </text:list-item>
      </text:list>
      <text:p text:style-name="P44"><text:span text:style-name="T13"/></text:p>
      <text:list xml:id="list180154530037649" text:continue-numbering="true" text:style-name="L10">
        <text:list-item>
          <text:p text:style-name="P43"><text:span text:style-name="T13">To change the default font for our entire project, change the </text:span><text:span text:style-name="T19">font-family</text:span><text:span text:style-name="T13"> of the </text:span><text:span text:style-name="T19">body</text:span><text:span text:style-name="T13"> selector.</text:span></text:p>
        </text:list-item>
      </text:list>
      <text:p text:style-name="P44"><text:span text:style-name="T13"/></text:p>
      <text:p text:style-name="P3"><text:span text:style-name="T13">Font Families and Font Faces</text:span></text:p>
      <text:list xml:id="list445714032" text:style-name="L11">
        <text:list-item>
          <text:p text:style-name="P45"><text:span text:style-name="T13">A single font 'family' is made up of multiple font 'faces'.</text:span></text:p>
          <text:list>
            <text:list-item>
              <text:p text:style-name="P45"><text:span text:style-name="T13">Each font face is a different </text:span><text:span text:style-name="T19">weight</text:span><text:span text:style-name="T13"> or </text:span><text:span text:style-name="T19">style</text:span><text:span text:style-name="T13"> in the family.</text:span></text:p>
              <text:list>
                <text:list-item>
                  <text:p text:style-name="P10"><text:span text:style-name="T13">Weight : </text:span><text:span text:style-name="T23">refers to the boldness of a particular face.</text:span></text:p>
                </text:list-item>
                <text:list-item>
                  <text:p text:style-name="P10"><text:span text:style-name="T13">Style : </text:span><text:span text:style-name="T23">refers to whether it's roman (upright), italic, condensed, extended, or some other variant in the family.</text:span></text:p>
                </text:list-item>
              </text:list>
            </text:list-item>
          </text:list>
        </text:list-item>
      </text:list>
      <text:p text:style-name="P46"><text:span text:style-name="T13"/></text:p>
      <text:list xml:id="list180155380978686" text:continue-numbering="true" text:style-name="L11">
        <text:list-item>
          <text:p text:style-name="P45"><text:span text:style-name="T13">Font weights are expressed as numeric values between 100 and 900.</text:span></text:p>
          <text:list>
            <text:list-item>
              <text:p text:style-name="P10"><text:span text:style-name="T13">'Black'</text:span><text:span text:style-name="T23"> is </text:span><text:span text:style-name="T13">900.</text:span></text:p>
            </text:list-item>
            <text:list-item>
              <text:p text:style-name="P10"><text:span text:style-name="T13">'Bold' </text:span><text:span text:style-name="T23">is </text:span><text:span text:style-name="T13">700.</text:span></text:p>
            </text:list-item>
            <text:list-item>
              <text:p text:style-name="P10"><text:span text:style-name="T13">'Regular'</text:span><text:span text:style-name="T23"> is </text:span><text:span text:style-name="T13">400.</text:span></text:p>
            </text:list-item>
          </text:list>
        </text:list-item>
      </text:list>
      <text:p text:style-name="P11"><text:span text:style-name="T23"/></text:p>
      <text:list xml:id="list180154150726393" text:continue-numbering="true" text:style-name="L11">
        <text:list-item>
          <text:p text:style-name="P10"><text:span text:style-name="T23">Most font families do not supply a face for every single weight.</text:span></text:p>
        </text:list-item>
      </text:list>
      <text:p text:style-name="P11"><text:span text:style-name="T23"/></text:p>
      <text:list xml:id="list180154315669938" text:continue-numbering="true" text:style-name="L11">
        <text:list-item>
          <text:p text:style-name="P10"><text:span text:style-name="T23">Each style and weight combination is designed as an entirely distinct face.</text:span></text:p>
          <text:list>
            <text:list-item>
              <text:p text:style-name="P10"><text:soft-page-break/><text:span text:style-name="T23">A high-quality font family will ensure that it provides a uniform flow to its text.</text:span></text:p>
            </text:list-item>
          </text:list>
        </text:list-item>
      </text:list>
      <text:p text:style-name="P11"><text:span text:style-name="T23"/></text:p>
      <text:p text:style-name="P4"><text:span text:style-name="T13">Why are Font Weight and Style Important</text:span></text:p>
      <text:list xml:id="list679670096" text:style-name="L12">
        <text:list-item>
          <text:p text:style-name="P47"><text:span text:style-name="T13">Most websites utilize multiple faces in the same family, so it is necessary to embed several </text:span><text:span text:style-name="T9">.woff</text:span><text:span text:style-name="T13"> files that represent reltaed faces.</text:span></text:p>
        </text:list-item>
      </text:list>
      <text:p text:style-name="P48"><text:span text:style-name="T13"/></text:p>
      <text:list xml:id="list180155934244598" text:continue-numbering="true" text:style-name="L12">
        <text:list-item>
          <text:p text:style-name="P49"><text:span text:style-name="T13">When multiple faces are not embed, but are used, then it is being </text:span><text:span text:style-name="T19">synthesized</text:span><text:span text:style-name="T13">.</text:span></text:p>
          <text:list>
            <text:list-item>
              <text:p text:style-name="P49"><text:span text:style-name="T13">The browser will try to 'fake' it by auto-converting Roboto Light into a thicker face. A similar behavior will occur for italics, if not provided.</text:span></text:p>
              <text:list>
                <text:list-item>
                  <text:p text:style-name="P49"><text:span text:style-name="T13">Auto-conversion is almost always </text:span><text:span text:style-name="T19">low-quality</text:span><text:span text:style-name="T13"> typography.</text:span></text:p>
                </text:list-item>
              </text:list>
            </text:list-item>
          </text:list>
        </text:list-item>
      </text:list>
      <text:p text:style-name="P50"><text:span text:style-name="T13"/></text:p>
      <text:p text:style-name="P5"><text:span text:style-name="T13">Multiple Font Faces</text:span></text:p>
      <text:list xml:id="list6406739" text:style-name="L13">
        <text:list-item>
          <text:p text:style-name="P51"><text:span text:style-name="T13">A </text:span><text:span text:style-name="T9">.woff</text:span><text:span text:style-name="T13"> file represents a single face in a particular font family.</text:span></text:p>
          <text:list>
            <text:list-item>
              <text:p text:style-name="P12"><text:span text:style-name="T13">@font-face</text:span><text:span text:style-name="T23"> lets us embed that face into the stylesheet.</text:span></text:p>
            </text:list-item>
            <text:list-item>
              <text:p text:style-name="P12"><text:span text:style-name="T23">The naive way to embed these new WOFF files would be to simply add more @font-face declarations.</text:span></text:p>
              <text:list>
                <text:list-item>
                  <text:p text:style-name="P14"><text:span text:style-name="T23">Manually specifying the </text:span><text:span text:style-name="T13">font-family</text:span><text:span text:style-name="T23"> every time we want to use an italic or bold font is redundant.</text:span></text:p>
                </text:list-item>
              </text:list>
            </text:list-item>
          </text:list>
        </text:list-item>
      </text:list>
      <text:p text:style-name="P13"><text:span text:style-name="T23"/></text:p>
      <text:list xml:id="list180156161619031" text:continue-numbering="true" text:style-name="L13">
        <text:list-item>
          <text:p text:style-name="P14"><text:span text:style-name="T23">By using </text:span><text:span text:style-name="T13">font-style</text:span><text:span text:style-name="T23"> and </text:span><text:span text:style-name="T13">font-weight</text:span><text:span text:style-name="T23"> properties to the at-rule, we can distinguish between </text:span><text:span text:style-name="T13">light</text:span><text:span text:style-name="T23">, </text:span><text:span text:style-name="T13">italic</text:span><text:span text:style-name="T23">, and </text:span><text:span text:style-name="T13">bold</text:span><text:span text:style-name="T23"> faces.</text:span></text:p>
        </text:list-item>
      </text:list>
      <text:p text:style-name="P15"><text:span text:style-name="T23"/></text:p>
      <text:list xml:id="list180155923358874" text:continue-numbering="true" text:style-name="L13">
        <text:list-item>
          <text:p text:style-name="P14"><text:span text:style-name="T23">Each </text:span><text:span text:style-name="T13">@font-face</text:span><text:span text:style-name="T23"> at-rule is a description of the underlying </text:span><text:span text:style-name="T10">.woff</text:span><text:span text:style-name="T23"> file.</text:span></text:p>
          <text:list>
            <text:list-item>
              <text:p text:style-name="P14"><text:span text:style-name="T23">It's grouping the font-faces into the font-family and relating the different type of font-faces.</text:span></text:p>
            </text:list-item>
          </text:list>
        </text:list-item>
      </text:list>
      <text:p text:style-name="P15"><text:span text:style-name="T23"/></text:p>
      <text:list xml:id="list180154438444090" text:continue-numbering="true" text:style-name="L13">
        <text:list-item>
          <text:p text:style-name="P16"><text:span text:style-name="T23">Having our font faces related makes CSS more intuitive.</text:span></text:p>
          <text:list>
            <text:list-item>
              <text:p text:style-name="P16"><text:span text:style-name="T23">We can set the default font-family and weight in your </text:span><text:span text:style-name="T13">body</text:span><text:span text:style-name="T23"> selector. Then when we want to use </text:span><text:span text:style-name="T13">italics</text:span><text:span text:style-name="T23"> or </text:span><text:span text:style-name="T13">bold</text:span><text:span text:style-name="T23"> for a particular element, we can specify a </text:span><text:span text:style-name="T13">font-style</text:span><text:span text:style-name="T23"> or </text:span><text:span text:style-name="T13">font-weight</text:span><text:span text:style-name="T23">.</text:span></text:p>
            </text:list-item>
          </text:list>
        </text:list-item>
      </text:list>
      <text:p text:style-name="P17"><text:span text:style-name="T23"/></text:p>
      <text:p text:style-name="P95"><text:span text:style-name="T4">Externally Hosted Web Fonts</text:span></text:p>
      <text:list xml:id="list932297736" text:style-name="L14">
        <text:list-item>
          <text:p text:style-name="P96"><text:span text:style-name="T28">B</text:span><text:span text:style-name="T29">y using externally hosted web fonts, you no longer need to include </text:span><text:span text:style-name="T11">.woff</text:span><text:span text:style-name="T29"> files to the project and embed them.</text:span></text:p>
        </text:list-item>
      </text:list>
      <text:p text:style-name="P97"><text:span text:style-name="T29"/></text:p>
      <text:list xml:id="list180155416458328" text:continue-numbering="true" text:style-name="L14">
        <text:list-item>
          <text:p text:style-name="P99"><text:span text:style-name="T29">B</text:span><text:span text:style-name="T24">y using &lt;link&gt;, we can include fonts provided externally.</text:span></text:p>
          <text:list>
            <text:list-item>
              <text:p text:style-name="P99"><text:span text:style-name="T24">This provides a stylesheet which already has all the </text:span><text:span text:style-name="T30">@font-face</text:span><text:span text:style-name="T24"> declarations.</text:span></text:p>
            </text:list-item>
          </text:list>
        </text:list-item>
      </text:list>
      <text:p text:style-name="P100"><text:span text:style-name="T24"/></text:p>
      <text:list xml:id="list180154264949884" text:continue-numbering="true" text:style-name="L14">
        <text:list-item>
          <text:p text:style-name="P101"><text:span text:style-name="T24">Google Fonts are a quick and easy solution, but professional sites should typically use locally hosted web fonts.</text:span></text:p>
          <text:list>
            <text:list-item>
              <text:p text:style-name="P101"><text:span text:style-name="T24">This gives you more flexibility and can have performance/reliability gains.</text:span></text:p>
            </text:list-item>
          </text:list>
        </text:list-item>
      </text:list>
      <text:p text:style-name="P102"><text:span text:style-name="T24"/></text:p>
      <text:p text:style-name="P98"><text:span text:style-name="T5">Too Many Fonts</text:span></text:p>
      <text:list xml:id="list969007307" text:style-name="L15">
        <text:list-item>
          <text:p text:style-name="P52"><text:span text:style-name="T13">Don't include too many web fonts on a real web page.</text:span></text:p>
          <text:list>
            <text:list-item>
              <text:p text:style-name="P52"><text:span text:style-name="T13">Each web font is a </text:span><text:span text:style-name="T9">.woff</text:span><text:span text:style-name="T13"> or </text:span><text:span text:style-name="T9">.woff2</text:span><text:span text:style-name="T13"> file that your browser will need to load before it can render the page. More fonts means longer load times.</text:span></text:p>
              <text:p text:style-name="P52"><text:span text:style-name="T13"/></text:p>
            </text:list-item>
          </text:list>
        </text:list-item>
        <text:list-item>
          <text:p text:style-name="P52"><text:span text:style-name="T13">Try to maintain a good balance between performance (fewer web fonts) and a well typeset document (more web fonts).</text:span></text:p>
        </text:list-item>
      </text:list>
      <text:p text:style-name="P53"><text:span text:style-name="T13"/></text:p>
      <text:p text:style-name="P6"><text:soft-page-break/><text:span text:style-name="T13">Paragraph Indents</text:span></text:p>
      <text:list xml:id="list1540260495" text:style-name="L16">
        <text:list-item>
          <text:p text:style-name="P54"><text:span text:style-name="T13">There are two generally accepted solutions for separating paragraphs:</text:span></text:p>
          <text:list>
            <text:list-item>
              <text:p text:style-name="P54"><text:span text:style-name="T13">Use </text:span><text:span text:style-name="T19">first-line</text:span><text:span text:style-name="T13"> indent</text:span><text:span text:style-name="T19">.</text:span></text:p>
            </text:list-item>
            <text:list-item>
              <text:p text:style-name="P54"><text:span text:style-name="T13">Use </text:span><text:span text:style-name="T19">margin</text:span><text:span text:style-name="T13"> between the paragraphs.</text:span></text:p>
            </text:list-item>
            <text:list-item>
              <text:p text:style-name="P54"><text:span text:style-name="T19">Never </text:span><text:span text:style-name="T13">use both as that is redundant.</text:span></text:p>
            </text:list-item>
          </text:list>
        </text:list-item>
      </text:list>
      <text:p text:style-name="P55"><text:span text:style-name="T13"/></text:p>
      <text:list xml:id="list180156224368981" text:continue-numbering="true" text:style-name="L16">
        <text:list-item>
          <text:p text:style-name="P54"><text:span text:style-name="T13">The </text:span><text:span text:style-name="T19">text-indent</text:span><text:span text:style-name="T13"> property defines the size of the first-line indent of a particular element.</text:span></text:p>
        </text:list-item>
        <text:list-item>
          <text:p text:style-name="P56"><text:span text:style-name="T13">Using pseudo-class </text:span><text:span text:style-name="T19">:first-of-type </text:span><text:span text:style-name="T13">is useful for setting margin-bottom to </text:span><text:span text:style-name="T19">0</text:span><text:span text:style-name="T13"> for the first element.</text:span></text:p>
          <text:p text:style-name="P54"><text:span text:style-name="T13"/></text:p>
        </text:list-item>
      </text:list>
      <text:p text:style-name="P6"><text:span text:style-name="T13">Text Alignment</text:span></text:p>
      <text:list xml:id="list3057545857" text:style-name="L17">
        <text:list-item>
          <text:p text:style-name="P57"><text:span text:style-name="T13">Your eyes do not move in a smooth motion as they read over a paragraph. They jump from word to word and from line to line. Your eyes fixate on certain spots and skip over other ones.</text:span></text:p>
          <text:list>
            <text:list-item>
              <text:p text:style-name="P58"><text:span text:style-name="T13">Good text alignment makes it easier for users to read your content by giving their eyes an anchor to jump to when they move from line to line.</text:span></text:p>
            </text:list-item>
          </text:list>
        </text:list-item>
      </text:list>
      <text:p text:style-name="P59"><text:span text:style-name="T13"/></text:p>
      <text:list xml:id="list180154804600278" text:continue-numbering="true" text:style-name="L17">
        <text:list-item>
          <text:p text:style-name="P60"><text:span text:style-name="T13">The </text:span><text:span text:style-name="T19">text-align</text:span><text:span text:style-name="T13"> property controls the text alignment of a particular HTML element.</text:span></text:p>
          <text:list>
            <text:list-item>
              <text:p text:style-name="P66"><text:span text:style-name="T17">T</text:span><text:span text:style-name="T13">ext alignment should be consistent throughout a web page.</text:span></text:p>
            </text:list-item>
          </text:list>
        </text:list-item>
      </text:list>
      <text:p text:style-name="P61"><text:span text:style-name="T13"/></text:p>
      <text:p text:style-name="P61"><text:span text:style-name="T13"><text:tab/></text:span><text:span text:style-name="T19">Left Alignment</text:span></text:p>
      <text:list xml:id="list2988718316" text:style-name="L18">
        <text:list-item>
          <text:p text:style-name="P62"><text:span text:style-name="T13">Most of your text should be left-aligned because it provides the reader a vertical anchor.</text:span></text:p>
          <text:list>
            <text:list-item>
              <text:p text:style-name="P62"><text:span text:style-name="T13">Long runs of text should </text:span><text:span text:style-name="T19">always</text:span><text:span text:style-name="T13"> be left-aligned.</text:span></text:p>
            </text:list-item>
            <text:list-item>
              <text:p text:style-name="P62"><text:span text:style-name="T13">Short runs of text can be more lenient.</text:span></text:p>
            </text:list-item>
          </text:list>
        </text:list-item>
      </text:list>
      <text:p text:style-name="P63"><text:span text:style-name="T13"/></text:p>
      <text:list xml:id="list180155519132203" text:continue-numbering="true" text:style-name="L18">
        <text:list-item>
          <text:p text:style-name="P62"><text:span text:style-name="T13">The default value for text-align is </text:span><text:span text:style-name="T19">left</text:span><text:span text:style-name="T13">, but can be declared explicitly.</text:span></text:p>
        </text:list-item>
      </text:list>
      <text:p text:style-name="P63"><text:span text:style-name="T13"/></text:p>
      <text:list xml:id="list180155210928866" text:continue-numbering="true" text:style-name="L18">
        <text:list-item>
          <text:p text:style-name="P62"><text:span text:style-name="T13">Websites that are in a language written right-to-left should be aligned with the </text:span><text:span text:style-name="T19">right</text:span><text:span text:style-name="T13">.</text:span></text:p>
        </text:list-item>
      </text:list>
      <text:p text:style-name="P61"><text:span text:style-name="T19"/></text:p>
      <text:p text:style-name="P61"><text:span text:style-name="T19"><text:tab/>Center Alignment</text:span></text:p>
      <text:list xml:id="list62381667" text:style-name="L19">
        <text:list-item>
          <text:p text:style-name="P64"><text:span text:style-name="T13">Center-aligned text does not have the left anchor.</text:span></text:p>
        </text:list-item>
      </text:list>
      <text:p text:style-name="P65"><text:span text:style-name="T13"/></text:p>
      <text:list xml:id="list180155607244543" text:continue-numbering="true" text:style-name="L19">
        <text:list-item>
          <text:p text:style-name="P64"><text:span text:style-name="T13">This is best suited for short line lengths and for special kinds of content. (poems, lyrics, headings, etc.)</text:span></text:p>
        </text:list-item>
      </text:list>
      <text:p text:style-name="P61"><text:span text:style-name="T19"/></text:p>
      <text:p text:style-name="P61"><text:span text:style-name="T19"><text:tab/>Right Alignment</text:span></text:p>
      <text:list xml:id="list3107009833" text:style-name="L20">
        <text:list-item>
          <text:p text:style-name="P67"><text:span text:style-name="T13">Right alignment should be reserved for scenarios where you want a solid anchor on the right side of the text.</text:span></text:p>
          <text:list>
            <text:list-item>
              <text:p text:style-name="P67"><text:span text:style-name="T13">The jagged left edge makes it harder for the reader to find the next line.</text:span></text:p>
            </text:list-item>
          </text:list>
        </text:list-item>
      </text:list>
      <text:p text:style-name="P61"><text:span text:style-name="T19"/></text:p>
      <text:p text:style-name="P61"><text:span text:style-name="T19"><text:tab/>Justified Text</text:span></text:p>
      <text:list xml:id="list1840751953" text:style-name="L21">
        <text:list-item>
          <text:p text:style-name="P68"><text:span text:style-name="T13">Justified text is created by subtly adjusting the space between words/letter and splitting long words with hypgens until each line is the same width.</text:span></text:p>
          <text:list>
            <text:list-item>
              <text:p text:style-name="P69"><text:span text:style-name="T13">This causes awkward large spaces between words and these uneven spaces make it hard for the eye to move horizontally across the text.</text:span></text:p>
            </text:list-item>
          </text:list>
        </text:list-item>
      </text:list>
      <text:p text:style-name="P70"><text:span text:style-name="T13"/></text:p>
      <text:list xml:id="list180154845409661" text:continue-numbering="true" text:style-name="L21">
        <text:list-item>
          <text:p text:style-name="P71"><text:span text:style-name="T13">Try to avoid justified text in HTML documents.</text:span></text:p>
        </text:list-item>
      </text:list>
      <text:p text:style-name="P61"><text:span text:style-name="T19"/></text:p>
      <text:p text:style-name="P61"><text:span text:style-name="T19"><text:tab/></text:span></text:p>
      <text:p text:style-name="P6"><text:span text:style-name="T13"/></text:p>
      <text:p text:style-name="P6"><text:soft-page-break/><text:span text:style-name="T13">Vertical Text Spacing</text:span></text:p>
      <text:list xml:id="list3646616954" text:style-name="L22">
        <text:list-item>
          <text:p text:style-name="P72"><text:span text:style-name="T13">Vertical text spacing can be altered with three CSS properties:</text:span></text:p>
          <text:list>
            <text:list-item>
              <text:p text:style-name="P18"><text:span text:style-name="T13">margin-top (</text:span><text:span text:style-name="T23"> or </text:span><text:span text:style-name="T13">padding-top )</text:span></text:p>
            </text:list-item>
            <text:list-item>
              <text:p text:style-name="P18"><text:span text:style-name="T13">margin-bottom (</text:span><text:span text:style-name="T23"> or </text:span><text:span text:style-name="T13">padding-bottom )</text:span></text:p>
            </text:list-item>
            <text:list-item>
              <text:p text:style-name="P18"><text:span text:style-name="T13">line-height</text:span></text:p>
            </text:list-item>
          </text:list>
        </text:list-item>
      </text:list>
      <text:p text:style-name="P19"><text:span text:style-name="T23"/></text:p>
      <text:list xml:id="list180155950715289" text:continue-numbering="true" text:style-name="L22">
        <text:list-item>
          <text:p text:style-name="P18"><text:span text:style-name="T23">Margins define the space between separate paragraphs.</text:span></text:p>
          <text:p text:style-name="P18"><text:span text:style-name="T23"/></text:p>
        </text:list-item>
        <text:list-item>
          <text:p text:style-name="P18"><text:span text:style-name="T23">The new </text:span><text:span text:style-name="T13">line-height</text:span><text:span text:style-name="T23"> property determines the amount of space between lines </text:span><text:span text:style-name="T13">in the same paragraph.</text:span></text:p>
          <text:list>
            <text:list-item>
              <text:p text:style-name="P21"><text:span text:style-name="T23">line-height is called </text:span><text:span text:style-name="T13">'leading</text:span><text:span text:style-name="T23"> in traditional typography.</text:span></text:p>
            </text:list-item>
          </text:list>
        </text:list-item>
      </text:list>
      <text:p text:style-name="P20"><text:span text:style-name="T23"/></text:p>
      <text:list xml:id="list180154294580585" text:continue-numbering="true" text:style-name="L22">
        <text:list-item>
          <text:p text:style-name="P22"><text:span text:style-name="T23">These properties control the 'vertical rhythm' of a web page. The general principles are:</text:span></text:p>
          <text:list>
            <text:list-item>
              <text:p text:style-name="P22"><text:span text:style-name="T23">Give things enoguh space to breath.</text:span></text:p>
            </text:list-item>
            <text:list-item>
              <text:p text:style-name="P22"><text:span text:style-name="T23">Use</text:span><text:span text:style-name="T6"> consistent</text:span><text:span text:style-name="T23"> spacing throughout the page.</text:span></text:p>
            </text:list-item>
          </text:list>
        </text:list-item>
      </text:list>
      <text:p text:style-name="P6"><text:span text:style-name="T13"/></text:p>
      <text:p text:style-name="P6"><text:span text:style-name="T13">Line Length</text:span></text:p>
      <text:list xml:id="list334330451" text:style-name="L23">
        <text:list-item>
          <text:p text:style-name="P73"><text:span text:style-name="T13">'Line length' or 'measure' refers to the horizontal length of your text.</text:span></text:p>
          <text:list>
            <text:list-item>
              <text:p text:style-name="P73"><text:span text:style-name="T13">It is the number of characters or words that fit into a single line.</text:span></text:p>
            </text:list-item>
          </text:list>
        </text:list-item>
      </text:list>
      <text:p text:style-name="P74"><text:span text:style-name="T13"/></text:p>
      <text:list xml:id="list180154583206648" text:continue-numbering="true" text:style-name="L23">
        <text:list-item>
          <text:p text:style-name="P73"><text:span text:style-name="T13">The CSS properties that affect line length are:</text:span></text:p>
          <text:list>
            <text:list-item>
              <text:p text:style-name="P23"><text:span text:style-name="T13">width</text:span></text:p>
            </text:list-item>
            <text:list-item>
              <text:p text:style-name="P23"><text:span text:style-name="T13">margin-left (</text:span><text:span text:style-name="T23"> or </text:span><text:span text:style-name="T13">padding-left )</text:span></text:p>
            </text:list-item>
            <text:list-item>
              <text:p text:style-name="P23"><text:span text:style-name="T13">margin-right ( </text:span><text:span text:style-name="T23">or</text:span><text:span text:style-name="T13"> padding-right )</text:span></text:p>
            </text:list-item>
          </text:list>
        </text:list-item>
      </text:list>
      <text:p text:style-name="P24"><text:span text:style-name="T13"/></text:p>
      <text:list xml:id="list180154800070701" text:continue-numbering="true" text:style-name="L23">
        <text:list-item>
          <text:p text:style-name="P73"><text:span text:style-name="T13">A good rule of thumb is to limit the number of characters on a single line to around </text:span><text:span text:style-name="T19">80</text:span><text:span text:style-name="T13">.</text:span></text:p>
          <text:list>
            <text:list-item>
              <text:p text:style-name="P73"><text:span text:style-name="T13">Longer lines makes it easier to get lost when you finish a line and need to jump back to the beginning.</text:span></text:p>
            </text:list-item>
          </text:list>
        </text:list-item>
      </text:list>
      <text:p text:style-name="P74"><text:span text:style-name="T13"/></text:p>
      <text:list xml:id="list180154999705971" text:continue-numbering="true" text:style-name="L23">
        <text:list-item>
          <text:p text:style-name="P75"><text:span text:style-name="T13">This is one of the reasons why so many websites use </text:span><text:span text:style-name="T19">fixed-width</text:span><text:span text:style-name="T13"> </text:span><text:span text:style-name="T19">layouts</text:span><text:span text:style-name="T13"> or split content into multiple columns on wider screens.</text:span></text:p>
        </text:list-item>
      </text:list>
      <text:p text:style-name="P6"><text:span text:style-name="T13"/></text:p>
      <text:p text:style-name="P6"><text:span text:style-name="T13">Other Basic Typography Guidelines</text:span></text:p>
      <text:list xml:id="list1846021598" text:style-name="L24">
        <text:list-item>
          <text:p text:style-name="P76"><text:span text:style-name="T13">Few guidelines for typography:</text:span></text:p>
        </text:list-item>
      </text:list>
      <text:p text:style-name="P77"><text:span text:style-name="T13"/></text:p>
      <text:list xml:id="list180155752522218" text:continue-numbering="true" text:style-name="L24">
        <text:list-item>
          <text:p text:style-name="P76"><text:span text:style-name="T13">Use a </text:span><text:span text:style-name="T19">font-size</text:span><text:span text:style-name="T13"> between </text:span><text:span text:style-name="T19">14px</text:span><text:span text:style-name="T13"> and </text:span><text:span text:style-name="T19">20px</text:span><text:span text:style-name="T13"> for the </text:span><text:span text:style-name="T19">body</text:span><text:span text:style-name="T13"> element.</text:span></text:p>
        </text:list-item>
        <text:list-item>
          <text:p text:style-name="P76"><text:span text:style-name="T13">Use </text:span><text:span text:style-name="T19">'curly quotes'</text:span><text:span text:style-name="T13"> and apostrophes with the </text:span><text:span text:style-name="T19">&amp;rsquo; | &amp;lsquo; | &amp;rdquo; | &amp;ldquo;</text:span><text:span text:style-name="T13"> HTML entities.</text:span></text:p>
        </text:list-item>
        <text:list-item>
          <text:p text:style-name="P76"><text:span text:style-name="T13">Use proper dashes (</text:span><text:span text:style-name="T19">&amp;ndash; | &amp;mdash;)</text:span><text:span text:style-name="T18"> and other symbols (</text:span><text:span text:style-name="T22">&amp;copy;</text:span><text:span text:style-name="T18">)</text:span></text:p>
        </text:list-item>
        <text:list-item>
          <text:p text:style-name="P78"><text:span text:style-name="T13">Don't use </text:span><text:span text:style-name="T19">text-decoration: underline</text:span><text:span text:style-name="T13"> except for hover states.</text:span></text:p>
        </text:list-item>
        <text:list-item>
          <text:p text:style-name="P78"><text:span text:style-name="T13">Use </text:span><text:span text:style-name="T7">real</text:span><text:span text:style-name="T6"> </text:span><text:span text:style-name="T13">italic fonts ove synthesized ones if it is not too much of a performance burden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5" meta:paragraph-count="142" meta:word-count="1707" meta:character-count="9485" meta:non-whitespace-character-count="8022"/>
  </office:meta>
</office:document-meta>
</file>